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5">
      <style:graphic-properties draw:fill-color="#ffffff" draw:auto-grow-height="true" fo:min-height="13.231cm"/>
    </style:style>
    <style:style style:name="pr3" style:family="presentation" style:parent-style-name="lyt-cool-notes" style:list-style-name="L6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r7" style:family="presentation" style:parent-style-name="lyt-cool-subtitle">
      <style:graphic-properties draw:fill-color="#ffffff" fo:min-height="12.98cm"/>
    </style:style>
    <style:style style:name="pr8" style:family="presentation" style:parent-style-name="lyt-cool-outline1">
      <style:graphic-properties draw:fill-color="#ffffff" draw:auto-grow-height="true" fo:min-height="13.2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Release Early, Release Often</text:p>
          </draw:text-box>
        </draw:frame>
        <draw:frame presentation:style-name="pr2" draw:text-style-name="P1" draw:layer="layout" svg:width="23.912cm" svg:height="13.231cm" svg:x="2.058cm" svg:y="5.838cm" presentation:class="subtitle" presentation:user-transformed="true">
          <draw:text-box>
            <text:p text:style-name="P1">COMP8440: FOSSD</text:p>
            <text:p text:style-name="P1">Lecture 15</text:p>
            <text:p text:style-name="P1"/>
          </draw:text-box>
        </draw:frame>
        <draw:frame draw:style-name="gr1" draw:text-style-name="P2" draw:layer="layout" svg:width="3.103cm" svg:height="1.092cm" svg:x="1.399cm" svg:y="19.4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at have we learned?</text:p>
          </draw:text-box>
        </draw:frame>
        <draw:frame presentation:style-name="pr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FOSS is big ...</text:p>
                <text:list>
                  <text:list-item>
                    <text:list>
                      <text:list-item>
                        <text:p text:style-name="P1">It's a huge FOSS world out there</text:p>
                      </text:list-item>
                      <text:list-item>
                        <text:p text:style-name="P1">With a strong culture</text:p>
                      </text:list-item>
                      <text:list-item>
                        <text:p text:style-name="P1">A wide range of views and motivations</text:p>
                      </text:list-item>
                    </text:list>
                  </text:list-item>
                </text:list>
              </text:list-item>
              <text:list-item>
                <text:p text:style-name="P1">FOSS and you</text:p>
                <text:list>
                  <text:list-item>
                    <text:list>
                      <text:list-item>
                        <text:p text:style-name="P1">How can you use FOSS?</text:p>
                      </text:list-item>
                      <text:list-item>
                        <text:p text:style-name="P1">Maybe in your business?</text:p>
                      </text:list-item>
                      <text:list-item>
                        <text:p text:style-name="P1">Or as a contributor?</text:p>
                      </text:list-item>
                      <text:list-item>
                        <text:p text:style-name="P1">Or as a user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Where to from here?</text:p>
          </draw:text-box>
        </draw:frame>
        <draw:frame presentation:style-name="pr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Participation</text:p>
                <text:list>
                  <text:list-item>
                    <text:list>
                      <text:list-item>
                        <text:p text:style-name="P1">The key to understanding FOSS is to participate!</text:p>
                      </text:list-item>
                      <text:list-item>
                        <text:p text:style-name="P1">Keep working on projects you enjoy</text:p>
                      </text:list-item>
                      <text:list-item>
                        <text:p text:style-name="P1">... but also step back and enjoy the big picture</text:p>
                      </text:list-item>
                    </text:list>
                  </text:list-item>
                </text:list>
              </text:list-item>
              <text:list-item>
                <text:p text:style-name="P1">Be patient</text:p>
                <text:list>
                  <text:list-item>
                    <text:list>
                      <text:list-item>
                        <text:p text:style-name="P1">It takes years to master the FOSS world</text:p>
                      </text:list-item>
                      <text:list-item>
                        <text:p text:style-name="P1">... though you should be better prepared now than you were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Community Interaction</text:p>
          </draw:text-box>
        </draw:frame>
        <draw:frame presentation:style-name="pr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Join a LUG</text:p>
                <text:list>
                  <text:list-item>
                    <text:list>
                      <text:list-item>
                        <text:p text:style-name="P1">Linux User Groups are a great way to get involved</text:p>
                      </text:list-item>
                      <text:list-item>
                        <text:p text:style-name="P1">see http://clug.org.au/ for the Canberra LUG</text:p>
                        <text:list>
                          <text:list-item>
                            <text:list>
                              <text:list-item>
                                <text:p text:style-name="P1">Held right here at DCS!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The PSIG is also very worthwhile</text:p>
                        <text:list>
                          <text:list-item>
                            <text:list>
                              <text:list-item>
                                <text:p text:style-name="P1">join the CLUG mailing list for detail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Conferences</text:p>
                <text:list>
                  <text:list-item>
                    <text:list>
                      <text:list-item>
                        <text:p text:style-name="P1">So many conferences, so little time!</text:p>
                      </text:list-item>
                      <text:list-item>
                        <text:p text:style-name="P1">For FOSS in Australia, the key one is LCA</text:p>
                        <text:list>
                          <text:list-item>
                            <text:list>
                              <text:list-item>
                                <text:p text:style-name="P1">See http://linux.org.au/LCA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OSDC is also excellent</text:p>
                        <text:list>
                          <text:list-item>
                            <text:list>
                              <text:list-item>
                                <text:p text:style-name="P1">See http://www.osdc.com.au/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The Future of FOSS</text:p>
          </draw:text-box>
        </draw:frame>
        <draw:frame presentation:style-name="pr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FOSS is here to stay</text:p>
                <text:list>
                  <text:list-item>
                    <text:list>
                      <text:list-item>
                        <text:p text:style-name="P1">Likely to continue to dominate in embedded and HPC computing</text:p>
                      </text:list-item>
                      <text:list-item>
                        <text:p text:style-name="P1">May gain wide use on the desktop?</text:p>
                      </text:list-item>
                      <text:list-item>
                        <text:p text:style-name="P1">Starting to be adopted by Microsoft too, in a small wa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OSS quiz!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are the key differences between the BSD and GPL licenses?</text:p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are the advantages and disadvantages of a distributed SCM?</text:p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a BDFL?</text:p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the difference between a branch and a fork?</text:p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the FOSS community?</text:p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should a submitted patch contain?</text:p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a derivative work?</text:p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the purpose of the signed-off system?</text:p>
          </draw:text-box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How can patents harm FOSS projects?</text:p>
          </draw:text-box>
        </draw:frame>
        <presentation:notes draw:style-name="dp2">
          <draw:page-thumbnail draw:style-name="gr2" draw:layer="layout" svg:width="13.706cm" svg:height="10.28cm" svg:x="3.647cm" svg:y="2.853cm" draw:page-number="14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tivoisation?</text:p>
          </draw:text-box>
        </draw:frame>
        <presentation:notes draw:style-name="dp2">
          <draw:page-thumbnail draw:style-name="gr2" draw:layer="layout" svg:width="13.706cm" svg:height="10.28cm" svg:x="3.647cm" svg:y="2.853cm" draw:page-number="15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How are FOSS licenses enforced?</text:p>
          </draw:text-box>
        </draw:frame>
        <presentation:notes draw:style-name="dp2">
          <draw:page-thumbnail draw:style-name="gr2" draw:layer="layout" svg:width="13.706cm" svg:height="10.28cm" svg:x="3.647cm" svg:y="2.853cm" draw:page-number="16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are the common types of FOSS business model?</text:p>
          </draw:text-box>
        </draw:frame>
        <presentation:notes draw:style-name="dp2">
          <draw:page-thumbnail draw:style-name="gr2" draw:layer="layout" svg:width="13.706cm" svg:height="10.28cm" svg:x="3.647cm" svg:y="2.853cm" draw:page-number="17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egoboo?</text:p>
          </draw:text-box>
        </draw:frame>
        <presentation:notes draw:style-name="dp2">
          <draw:page-thumbnail draw:style-name="gr2" draw:layer="layout" svg:width="13.706cm" svg:height="10.28cm" svg:x="3.647cm" svg:y="2.853cm" draw:page-number="18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are the differences between cathedral and bazaar development?</text:p>
          </draw:text-box>
        </draw:frame>
        <presentation:notes draw:style-name="dp2">
          <draw:page-thumbnail draw:style-name="gr2" draw:layer="layout" svg:width="13.706cm" svg:height="10.28cm" svg:x="3.647cm" svg:y="2.853cm" draw:page-number="19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a hacker?</text:p>
          </draw:text-box>
        </draw:frame>
        <presentation:notes draw:style-name="dp2">
          <draw:page-thumbnail draw:style-name="gr2" draw:layer="layout" svg:width="13.706cm" svg:height="10.28cm" svg:x="3.647cm" svg:y="2.853cm" draw:page-number="20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ank you!</text:p>
          </draw:text-box>
        </draw:frame>
        <draw:frame presentation:style-name="pr8" draw:text-style-name="P4" draw:layer="layout" svg:width="23.912cm" svg:height="13.231cm" svg:x="2.058cm" svg:y="5.838cm" presentation:class="outline" presentation:user-transformed="true">
          <draw:text-box>
            <text:list text:style-name="L4">
              <text:list-item>
                <text:p text:style-name="P1">Bob and I hope you've enjoyed the course</text:p>
                <text:list>
                  <text:list-item>
                    <text:list>
                      <text:list-item>
                        <text:p text:style-name="P1">Please fill in an evaluation form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1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Andrew Tridgell</meta:initial-creator>
    <meta:creation-date>2009-03-07T14:24:48</meta:creation-date>
    <dc:creator>Michael Carden</dc:creator>
    <dc:date>2009-05-18T16:08:29</dc:date>
    <meta:editing-cycles>268</meta:editing-cycles>
    <meta:editing-duration>P6DT18H22M41S</meta:editing-duration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